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cc80b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a8d38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0098cc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4" style:family="graphic" style:parent-style-name="standard">
      <style:graphic-properties draw:stroke="solid" svg:stroke-width="0.03cm" svg:stroke-color="#609941" draw:marker-start-width="0.245cm" draw:marker-start-center="false" draw:marker-end-width="0.245cm" draw:marker-end-center="false" draw:fill="solid" draw:fill-color="#dc2300" draw:opacity="5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50%"/>
    </style:style>
    <style:style style:name="gr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74cm" fo:min-width="0.78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3cm" svg:stroke-color="#295ca5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3cm" svg:stroke-color="#753a6b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3cm" svg:stroke-color="#753a6b" draw:marker-start-width="0.245cm" draw:marker-start-center="false" draw:marker-end-width="0.24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3cm" svg:stroke-color="#295ca5" draw:marker-start-width="0.245cm" draw:marker-start-center="false" draw:marker-end-width="0.24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P1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a8d38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98cc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dc23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295ca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53a6b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295ca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753a6b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354cm" svg:height="2.828cm" svg:x="11.4cm" svg:y="13.58cm" svg:viewBox="0 0 1355 2829" svg:d="M0 2829c452-603 903-1206 1355-1808-452-342-903-682-1355-1021zM0 2829c0-943 0-1885 0-2829z">
            <text:p/>
          </draw:path>
          <draw:rect draw:style-name="gr2" draw:text-style-name="P2" draw:layer="layout" svg:width="1.131cm" svg:height="2.832cm" svg:x="10.27cm" svg:y="13.58cm">
            <text:p/>
          </draw:rect>
          <draw:rect draw:style-name="gr3" draw:text-style-name="P3" draw:layer="layout" svg:width="1.131cm" svg:height="1.699cm" svg:x="10.27cm" svg:y="11.881cm">
            <text:p/>
          </draw:rect>
          <draw:rect draw:style-name="gr3" draw:text-style-name="P3" draw:layer="layout" svg:width="1.131cm" svg:height="2.266cm" svg:x="10.27cm" svg:y="16.409cm">
            <text:p/>
          </draw:rect>
          <draw:path draw:style-name="gr1" draw:text-style-name="P1" draw:layer="layout" svg:width="1.354cm" svg:height="2.828cm" svg:x="8.915cm" svg:y="13.58cm" svg:viewBox="0 0 1355 2829" svg:d="M1355 2829c-452-603-903-1206-1355-1808 452-342 903-682 1355-1021z">
            <text:p/>
          </draw:path>
          <draw:path draw:style-name="gr4" draw:text-style-name="P4" draw:layer="layout" svg:width="0cm" svg:height="2.828cm" svg:x="11.4cm" svg:y="13.58cm" svg:viewBox="0 0 0 2829" svg:d="M0 2829c0-943 0-1885 0-2829z">
            <text:p/>
          </draw:path>
          <draw:frame draw:style-name="gr5" draw:text-style-name="P6" draw:layer="layout" svg:width="1.289cm" svg:height="0.624cm" draw:transform="rotate (0.646993553714298) translate (8.753cm 14.03cm)">
            <draw:text-box>
              <text:p text:style-name="P5"><text:span text:style-name="T1">3 cm</text:span></text:p>
            </draw:text-box>
          </draw:frame>
          <draw:frame draw:style-name="gr5" draw:text-style-name="P6" draw:layer="layout" svg:width="1.289cm" svg:height="0.624cm" draw:transform="rotate (-0.653276739021478) translate (11.919cm 13.274cm)">
            <draw:text-box>
              <text:p text:style-name="P5"><text:span text:style-name="T1">3 cm</text:span></text:p>
            </draw:text-box>
          </draw:frame>
          <draw:frame draw:style-name="gr5" draw:text-style-name="P7" draw:layer="layout" svg:width="1.289cm" svg:height="0.624cm" draw:transform="rotate (-1.5707963267949) translate (10.767cm 14.394cm)">
            <draw:text-box>
              <text:p text:style-name="P5"><text:span text:style-name="T2">5 cm</text:span></text:p>
            </draw:text-box>
          </draw:frame>
          <draw:frame draw:style-name="gr5" draw:text-style-name="P7" draw:layer="layout" svg:width="1.289cm" svg:height="0.624cm" draw:transform="rotate (1.5707963267949) translate (10.899cm 15.698cm)">
            <draw:text-box>
              <text:p text:style-name="P5"><text:span text:style-name="T2">5 cm</text:span></text:p>
            </draw:text-box>
          </draw:frame>
          <draw:path draw:style-name="gr4" draw:text-style-name="P4" draw:layer="layout" svg:width="0cm" svg:height="2.828cm" svg:x="10.27cm" svg:y="13.58cm" svg:viewBox="0 0 0 2829" svg:d="M0 2829c0-943 0-1885 0-2829z">
            <text:p/>
          </draw:path>
          <draw:line draw:style-name="gr6" draw:text-style-name="P8" draw:layer="layout" svg:x1="8.92cm" svg:y1="14.601cm" svg:x2="10.269cm" svg:y2="13.58cm">
            <text:p/>
          </draw:line>
          <draw:line draw:style-name="gr6" draw:text-style-name="P8" draw:layer="layout" svg:x1="11.4cm" svg:y1="13.58cm" svg:x2="12.749cm" svg:y2="14.601cm">
            <text:p/>
          </draw:line>
          <draw:line draw:style-name="gr7" draw:text-style-name="P8" draw:layer="layout" svg:x1="8.92cm" svg:y1="14.599cm" svg:x2="10.269cm" svg:y2="16.409cm">
            <text:p/>
          </draw:line>
          <draw:line draw:style-name="gr7" draw:text-style-name="P8" draw:layer="layout" svg:x1="11.4cm" svg:y1="16.409cm" svg:x2="12.751cm" svg:y2="14.599cm">
            <text:p/>
          </draw:line>
          <draw:line draw:style-name="gr8" draw:text-style-name="P9" draw:layer="layout" svg:x1="10.27cm" svg:y1="16.409cm" svg:x2="10.27cm" svg:y2="18.672cm">
            <text:p/>
          </draw:line>
          <draw:line draw:style-name="gr8" draw:text-style-name="P9" draw:layer="layout" svg:x1="11.4cm" svg:y1="16.409cm" svg:x2="11.4cm" svg:y2="18.672cm">
            <text:p/>
          </draw:line>
          <draw:line draw:style-name="gr6" draw:text-style-name="P8" draw:layer="layout" svg:x1="10.27cm" svg:y1="11.881cm" svg:x2="10.27cm" svg:y2="13.58cm">
            <text:p/>
          </draw:line>
          <draw:line draw:style-name="gr6" draw:text-style-name="P8" draw:layer="layout" svg:x1="11.4cm" svg:y1="11.881cm" svg:x2="11.4cm" svg:y2="13.58cm">
            <text:p/>
          </draw:line>
          <draw:line draw:style-name="gr9" draw:text-style-name="P8" draw:layer="layout" svg:x1="10.27cm" svg:y1="13.58cm" svg:x2="11.401cm" svg:y2="13.58cm">
            <text:p/>
          </draw:line>
          <draw:line draw:style-name="gr9" draw:text-style-name="P8" draw:layer="layout" svg:x1="10.27cm" svg:y1="11.881cm" svg:x2="11.401cm" svg:y2="11.881cm">
            <text:p/>
          </draw:line>
          <draw:line draw:style-name="gr9" draw:text-style-name="P8" draw:layer="layout" svg:x1="10.27cm" svg:y1="16.409cm" svg:x2="11.401cm" svg:y2="16.409cm">
            <text:p/>
          </draw:line>
          <draw:line draw:style-name="gr9" draw:text-style-name="P8" draw:layer="layout" svg:x1="10.27cm" svg:y1="18.672cm" svg:x2="11.401cm" svg:y2="18.672cm">
            <text:p/>
          </draw:line>
          <draw:frame draw:style-name="gr5" draw:text-style-name="P10" draw:layer="layout" svg:width="1.289cm" svg:height="0.624cm" draw:transform="rotate (-2.20365271356804) translate (12.829cm 15.478cm)">
            <draw:text-box>
              <text:p text:style-name="P5"><text:span text:style-name="T3">4 cm</text:span></text:p>
            </draw:text-box>
          </draw:frame>
          <draw:frame draw:style-name="gr5" draw:text-style-name="P10" draw:layer="layout" svg:width="1.289cm" svg:height="0.624cm" draw:transform="rotate (2.23210158037555) translate (9.549cm 16.419cm)">
            <draw:text-box>
              <text:p text:style-name="P5"><text:span text:style-name="T3">4 cm</text:span></text:p>
            </draw:text-box>
          </draw:frame>
          <draw:frame draw:style-name="gr5" draw:text-style-name="P6" draw:layer="layout" svg:width="1.289cm" svg:height="0.624cm" draw:transform="rotate (1.5707963267949) translate (9.678cm 13.459cm)">
            <draw:text-box>
              <text:p text:style-name="P5"><text:span text:style-name="T1">3 cm</text:span></text:p>
            </draw:text-box>
          </draw:frame>
          <draw:frame draw:style-name="gr5" draw:text-style-name="P10" draw:layer="layout" svg:width="1.289cm" svg:height="0.624cm" draw:transform="rotate (1.5707963267949) translate (9.707cm 18.133cm)">
            <draw:text-box>
              <text:p text:style-name="P5"><text:span text:style-name="T3">4 cm</text:span></text:p>
            </draw:text-box>
          </draw:frame>
          <draw:line draw:style-name="gr7" draw:text-style-name="P8" draw:layer="layout" svg:x1="10.169cm" svg:y1="17.642cm" svg:x2="10.37cm" svg:y2="17.441cm">
            <text:p/>
          </draw:line>
          <draw:line draw:style-name="gr7" draw:text-style-name="P8" draw:layer="layout" svg:x1="9.562cm" svg:y1="15.602cm" svg:x2="9.622cm" svg:y2="15.403cm">
            <text:p/>
          </draw:line>
          <draw:line draw:style-name="gr7" draw:text-style-name="P8" draw:layer="layout" svg:x1="11.302cm" svg:y1="17.642cm" svg:x2="11.501cm" svg:y2="17.441cm">
            <text:p/>
          </draw:line>
          <draw:line draw:style-name="gr7" draw:text-style-name="P8" draw:layer="layout" svg:x1="12.102cm" svg:y1="15.602cm" svg:x2="12.042cm" svg:y2="15.403cm">
            <text:p/>
          </draw:line>
          <draw:path draw:style-name="gr10" draw:text-style-name="P9" draw:layer="layout" svg:width="0.239cm" svg:height="0.149cm" draw:transform="rotate (1.5707963267949) translate (10.1955833333338cm 12.8493194444457cm)" svg:viewBox="0 0 240 150" svg:d="M0 132c0-77 11-114 11-114l37-18 51 7 17 30 6 44 19 44 37 25 35-7 27-50v-63-30h-7">
            <text:p/>
          </draw:path>
          <draw:path draw:style-name="gr10" draw:text-style-name="P9" draw:layer="layout" svg:width="0.239cm" svg:height="0.149cm" draw:transform="rotate (1.5707963267949) translate (11.3262361111116cm 12.8493194444457cm)" svg:viewBox="0 0 240 150" svg:d="M0 131c0-75 11-113 11-113l37-18 51 5 17 30 6 46 19 42 37 27 35-7 27-50v-63-30h-7">
            <text:p/>
          </draw:path>
          <draw:path draw:style-name="gr10" draw:text-style-name="P9" draw:layer="layout" svg:width="0.239cm" svg:height="0.158cm" draw:transform="rotate (0.56950093492575) translate (9.44593055555468cm 14.0875694444457cm)" svg:viewBox="0 0 240 159" svg:d="M0 143c2-85 11-122 11-122l38-21 48 12 21 34 2 42 19 43 36 28 37-2 26-58 2-57-2-33-9-2">
            <text:p/>
          </draw:path>
          <draw:path draw:style-name="gr10" draw:text-style-name="P9" draw:layer="layout" svg:width="0.241cm" svg:height="0.149cm" draw:transform="skewX (0.0232128790515246) rotate (2.60246044764874) translate (12.0988194444448cm 14.202222222222cm)" svg:viewBox="0 0 242 150" svg:d="M0 127c4-74 11-111 11-111l33-16 51 7 21 27 9 45 23 41 28 30 41-5 25-55-6-62-5-28-2 2">
            <text:p/>
          </draw:path>
          <draw:frame draw:style-name="gr5" draw:text-style-name="P11" draw:layer="layout" svg:width="1.289cm" svg:height="0.624cm" svg:x="10.218cm" svg:y="11.371cm">
            <draw:text-box>
              <text:p text:style-name="P5"><text:span text:style-name="T4">2 cm</text:span></text:p>
            </draw:text-box>
          </draw:frame>
          <draw:frame draw:style-name="gr5" draw:text-style-name="P11" draw:layer="layout" svg:width="1.289cm" svg:height="0.624cm" svg:x="10.218cm" svg:y="13.061cm">
            <draw:text-box>
              <text:p text:style-name="P5"><text:span text:style-name="T4">2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4:54:31.017490569</meta:creation-date>
    <dc:date>2018-05-17T15:05:26.310613682</dc:date>
    <meta:editing-duration>PT2M49S</meta:editing-duration>
    <meta:editing-cycles>2</meta:editing-cycles>
    <meta:generator>LibreOffice/6.0.0.3$MacOSX_X86_64 LibreOffice_project/64a0f66915f38c6217de274f0aa8e15618924765</meta:generator>
    <meta:document-statistic meta:object-count="38"/>
  </office:meta>
</office:document-meta>
</file>